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3000002C307D7E7508C770923.png" manifest:media-type="image/png"/>
  <manifest:file-entry manifest:full-path="Pictures/101A26B9000068B2000068B28D376920343C7608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6.801cm" svg:height="26.801cm" svg:x="0cm" svg:y="0cm">
          <draw:image xlink:href="Pictures/101A26B9000068B2000068B28D376920343C7608.svg" xlink:type="simple" xlink:show="embed" xlink:actuate="onLoad" draw:mime-type="image/svg+xml">
            <text:p/>
          </draw:image>
          <draw:image xlink:href="Pictures/10000201000002C3000002C307D7E7508C77092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89cm" fo:margin-bottom="1.089cm" fo:margin-left="1.089cm" fo:margin-right="1.089cm" fo:page-width="26.802cm" fo:page-height="26.8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0.3.1$Windows_X86_64 LibreOffice_project/d7547858d014d4cf69878db179d326fc3483e082</meta:generator>
  </office:meta>
</office:document-meta>
</file>